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1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00" draw:textarea-vertical-align="middle"/>
    </style:style>
    <style:style style:name="gr4" style:family="graphic" style:parent-style-name="standard">
      <style:graphic-properties draw:fill-color="#00cc00" draw:textarea-vertical-align="middle"/>
    </style:style>
    <style:style style:name="gr5" style:family="graphic" style:parent-style-name="standard">
      <style:graphic-properties draw:fill-color="#cccccc" draw:textarea-vertical-align="middle"/>
    </style:style>
    <style:style style:name="gr6" style:family="graphic" style:parent-style-name="standard">
      <style:graphic-properties draw:fill-color="#ff99ff" draw:textarea-vertical-align="middle"/>
    </style:style>
    <style:style style:name="gr7" style:family="graphic" style:parent-style-name="standard">
      <style:graphic-properties draw:fill-color="#dddddd" draw:textarea-vertical-align="middl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dash" draw:stroke-dash="_32__20_Dots_20_1_20_Dash" svg:stroke-width="0.051cm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_32__20_Dots_20_1_20_Dash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91cm"/>
    </style:style>
    <style:style style:name="P1" style:family="paragraph">
      <style:text-properties fo:font-size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color="#9900ff" fo:font-size="8pt" style:font-size-asian="8pt" style:font-size-complex="8pt"/>
    </style:style>
    <style:style style:name="P6" style:family="paragraph">
      <style:text-properties fo:color="#3333ff" fo:font-size="9pt"/>
    </style:style>
    <style:style style:name="P7" style:family="paragraph">
      <style:text-properties fo:color="#3333ff"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9900ff" fo:font-size="8pt" style:font-size-asian="8pt" style:font-size-complex="8pt"/>
    </style:style>
    <style:style style:name="T4" style:family="text">
      <style:text-properties fo:color="#3333ff" fo:font-size="9pt"/>
    </style:style>
    <style:style style:name="T5" style:family="text">
      <style:text-properties fo:color="#3333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4cm" svg:height="0.569cm" svg:x="15.226cm" svg:y="7.583cm">
          <draw:text-box>
            <text:p><text:span text:style-name="T1">Read Registers 1</text:span></text:p>
          </draw:text-box>
        </draw:frame>
        <draw:frame draw:style-name="gr1" draw:text-style-name="P1" draw:layer="layout" svg:width="8.634cm" svg:height="0.569cm" svg:x="15.226cm" svg:y="9.383cm">
          <draw:text-box>
            <text:p><text:span text:style-name="T1">Read Registers 54</text:span></text:p>
          </draw:text-box>
        </draw:frame>
        <draw:g>
          <draw:rect draw:style-name="gr2" draw:text-style-name="P2" draw:layer="layout" svg:width="2.534cm" svg:height="1.199cm" svg:x="2.276cm" svg:y="2.339cm">
            <text:p/>
          </draw:rect>
          <draw:rect draw:style-name="gr3" draw:text-style-name="P3" draw:layer="layout" svg:width="2.54cm" svg:height="1.27cm" svg:x="7.35cm" svg:y="4.81cm">
            <text:p text:style-name="P2"><text:span text:style-name="T2">Discrete Input</text:span></text:p>
          </draw:rect>
          <draw:rect draw:style-name="gr4" draw:text-style-name="P3" draw:layer="layout" svg:width="2.54cm" svg:height="1.27cm" svg:x="7.35cm" svg:y="6.08cm">
            <text:p text:style-name="P2"><text:span text:style-name="T2">Coils</text:span></text:p>
          </draw:rect>
          <draw:rect draw:style-name="gr5" draw:text-style-name="P3" draw:layer="layout" svg:width="2.54cm" svg:height="1.27cm" svg:x="7.35cm" svg:y="7.35cm">
            <text:p text:style-name="P2"><text:span text:style-name="T2">Input Registers</text:span></text:p>
          </draw:rect>
          <draw:rect draw:style-name="gr6" draw:text-style-name="P3" draw:layer="layout" svg:width="2.54cm" svg:height="1.27cm" svg:x="7.35cm" svg:y="8.62cm">
            <text:p text:style-name="P2"><text:span text:style-name="T2">Holding Registers</text:span></text:p>
          </draw:rect>
          <draw:rect draw:style-name="gr2" draw:text-style-name="P2" draw:layer="layout" svg:width="2.534cm" svg:height="1.27cm" svg:x="2.27cm" svg:y="4.81cm">
            <text:p/>
          </draw:rect>
          <draw:rect draw:style-name="gr2" draw:text-style-name="P2" draw:layer="layout" svg:width="2.534cm" svg:height="1.268cm" svg:x="2.276cm" svg:y="7.35cm">
            <text:p/>
          </draw:rect>
          <draw:rect draw:style-name="gr2" draw:text-style-name="P2" draw:layer="layout" svg:width="2.534cm" svg:height="1.27cm" svg:x="2.27cm" svg:y="9.89cm">
            <text:p/>
          </draw:rect>
          <draw:rect draw:style-name="gr7" draw:text-style-name="P2" draw:layer="layout" svg:width="2.534cm" svg:height="1.268cm" svg:x="2.276cm" svg:y="3.54cm">
            <text:p/>
          </draw:rect>
          <draw:rect draw:style-name="gr7" draw:text-style-name="P2" draw:layer="layout" svg:width="2.534cm" svg:height="1.27cm" svg:x="2.27cm" svg:y="6.08cm">
            <text:p/>
          </draw:rect>
          <draw:rect draw:style-name="gr7" draw:text-style-name="P2" draw:layer="layout" svg:width="2.534cm" svg:height="1.268cm" svg:x="2.276cm" svg:y="8.62cm">
            <text:p/>
          </draw:rect>
          <draw:rect draw:style-name="gr7" draw:text-style-name="P2" draw:layer="layout" svg:width="2.534cm" svg:height="1.27cm" svg:x="2.27cm" svg:y="11.16cm">
            <text:p/>
          </draw:rect>
          <draw:custom-shape draw:style-name="gr8" draw:text-style-name="P2" draw:layer="layout" svg:width="5.08cm" svg:height="0.381cm" svg:x="9.89cm" svg:y="4.8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5.08cm" svg:height="0.381cm" svg:x="9.891cm" svg:y="6.9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" draw:layer="layout" svg:width="5.08cm" svg:height="0.381cm" svg:x="9.891cm" svg:y="7.7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2" draw:layer="layout" svg:width="5.08cm" svg:height="0.381cm" svg:x="9.891cm" svg:y="9.5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1" draw:layer="layout" svg:width="4.953cm" svg:height="0.635cm" svg:x="15.224cm" svg:y="4.645cm">
            <draw:text-box>
              <text:p><text:span text:style-name="T1">Read input 0</text:span></text:p>
            </draw:text-box>
          </draw:frame>
          <draw:frame draw:style-name="gr12" draw:text-style-name="P1" draw:layer="layout" svg:width="4.953cm" svg:height="0.635cm" svg:x="15.225cm" svg:y="6.783cm">
            <draw:text-box>
              <text:p><text:span text:style-name="T1">Read coils 4</text:span></text:p>
            </draw:text-box>
          </draw:frame>
          <draw:rect draw:style-name="gr13" draw:text-style-name="P2" draw:layer="layout" svg:width="3.302cm" svg:height="8.255cm" svg:x="6.969cm" svg:y="2.905cm">
            <text:p/>
          </draw:rect>
          <draw:rect draw:style-name="gr14" draw:text-style-name="P2" draw:layer="layout" svg:width="7.747cm" svg:height="8.255cm" svg:x="11.16cm" svg:y="2.905cm">
            <text:p/>
          </draw:rect>
          <draw:line draw:style-name="gr15" draw:text-style-name="P2" draw:layer="layout" svg:x1="7.477cm" svg:y1="5.572cm" svg:x2="4.302cm" svg:y2="4.048cm">
            <text:p/>
          </draw:line>
          <draw:line draw:style-name="gr15" draw:text-style-name="P2" draw:layer="layout" svg:x1="7.604cm" svg:y1="6.842cm" svg:x2="4.302cm" svg:y2="6.842cm">
            <text:p/>
          </draw:line>
          <draw:line draw:style-name="gr15" draw:text-style-name="P2" draw:layer="layout" svg:x1="7.604cm" svg:y1="7.985cm" svg:x2="4.429cm" svg:y2="9.255cm">
            <text:p/>
          </draw:line>
          <draw:line draw:style-name="gr15" draw:text-style-name="P2" draw:layer="layout" svg:x1="7.477cm" svg:y1="9.636cm" svg:x2="4.429cm" svg:y2="12.176cm">
            <text:p/>
          </draw:line>
          <draw:rect draw:style-name="gr16" draw:text-style-name="P2" draw:layer="layout" svg:width="3.937cm" svg:height="11.938cm" svg:x="1.508cm" svg:y="1.762cm">
            <text:p/>
          </draw:rect>
          <draw:rect draw:style-name="gr16" draw:text-style-name="P2" draw:layer="layout" svg:width="13.97cm" svg:height="11.938cm" svg:x="6.08cm" svg:y="1.762cm">
            <text:p/>
          </draw:rect>
          <draw:frame draw:style-name="gr1" draw:text-style-name="P3" draw:layer="layout" svg:width="3.937cm" svg:height="0.569cm" svg:x="1.508cm" svg:y="1.807cm">
            <draw:text-box>
              <text:p text:style-name="P2"><text:span text:style-name="T2">Device application</text:span></text:p>
            </draw:text-box>
          </draw:frame>
          <draw:frame draw:style-name="gr17" draw:text-style-name="P3" draw:layer="layout" svg:width="2.547cm" svg:height="0.887cm" svg:x="7.343cm" svg:y="3.029cm">
            <draw:text-box>
              <text:p text:style-name="P2"><text:span text:style-name="T2">MODBUS </text:span></text:p>
              <text:p text:style-name="P2"><text:span text:style-name="T2">data model</text:span></text:p>
            </draw:text-box>
          </draw:frame>
          <draw:frame draw:style-name="gr17" draw:text-style-name="P3" draw:layer="layout" svg:width="2.547cm" svg:height="0.887cm" svg:x="13.644cm" svg:y="3.03cm">
            <draw:text-box>
              <text:p text:style-name="P2"><text:span text:style-name="T2">MODBUS </text:span></text:p>
              <text:p text:style-name="P2"><text:span text:style-name="T2">PDU addresses</text:span></text:p>
            </draw:text-box>
          </draw:frame>
          <draw:frame draw:style-name="gr1" draw:text-style-name="P3" draw:layer="layout" svg:width="11.938cm" svg:height="0.569cm" svg:x="6.969cm" svg:y="13.132cm">
            <draw:text-box>
              <text:p text:style-name="P2"><text:span text:style-name="T2">MODBUS Standard</text:span></text:p>
            </draw:text-box>
          </draw:frame>
          <draw:frame draw:style-name="gr1" draw:text-style-name="P3" draw:layer="layout" svg:width="3.937cm" svg:height="0.569cm" svg:x="1.508cm" svg:y="13.192cm">
            <draw:text-box>
              <text:p text:style-name="P2"><text:span text:style-name="T2">Application Specific</text:span></text:p>
            </draw:text-box>
          </draw:frame>
        </draw:g>
      </draw:page>
      <draw:page draw:name="page2" draw:style-name="dp1" draw:master-page-name="Default">
        <draw:g>
          <draw:custom-shape draw:style-name="gr18" draw:text-style-name="P4" xml:id="id1" draw:id="id1" draw:layer="layout" svg:width="6.35cm" svg:height="1.27cm" svg:x="6.08cm" svg:y="2.225cm">
            <text:p text:style-name="P2"><text:span text:style-name="T1">Wait for a </text:span></text:p>
            <text:p text:style-name="P2"><text:span text:style-name="T1">MB ind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xml:id="id2" draw:id="id2" draw:layer="layout" svg:width="5.08cm" svg:height="1.27cm" svg:x="13.7cm" svg:y="4.785cm">
            <text:p text:style-name="P2"><text:span text:style-name="T1">Validate </text:span></text:p>
            <text:p text:style-name="P2"><text:span text:style-name="T1">Function C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3" draw:id="id3" draw:layer="layout" svg:width="1.27cm" svg:height="1.27cm" svg:x="15.605cm" svg:y="7.3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4" xml:id="id4" draw:id="id4" draw:layer="layout" svg:width="5.08cm" svg:height="1.27cm" svg:x="13.7cm" svg:y="9.741cm">
            <text:p text:style-name="P2"><text:span text:style-name="T1">Validate Data Addre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5" draw:id="id5" draw:layer="layout" svg:width="1.27cm" svg:height="1.27cm" svg:x="15.605cm" svg:y="12.3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4" xml:id="id6" draw:id="id6" draw:layer="layout" svg:width="5.08cm" svg:height="1.27cm" svg:x="13.701cm" svg:y="14.986cm">
            <text:p text:style-name="P2"><text:span text:style-name="T1">Validate </text:span></text:p>
            <text:p text:style-name="P2"><text:span text:style-name="T1">Data val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7" draw:id="id7" draw:layer="layout" svg:width="1.27cm" svg:height="1.27cm" svg:x="15.605cm" svg:y="17.4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4" xml:id="id8" draw:id="id8" draw:layer="layout" svg:width="5.08cm" svg:height="1.27cm" svg:x="13.701cm" svg:y="19.942cm">
            <text:p text:style-name="P2"><text:span text:style-name="T1">Execute MB fun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9" draw:id="id9" draw:layer="layout" svg:width="1.27cm" svg:height="1.27cm" svg:x="15.605cm" svg:y="22.5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4" xml:id="id11" draw:id="id11" draw:layer="layout" svg:width="6.35cm" svg:height="1.27cm" svg:x="6.08cm" svg:y="7.315cm">
            <text:p text:style-name="P2"><text:span text:style-name="T1">ExceptionCode =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xml:id="id12" draw:id="id12" draw:layer="layout" svg:width="6.35cm" svg:height="1.27cm" svg:x="6.08cm" svg:y="12.395cm">
            <text:p text:style-name="P2"><text:span text:style-name="T1">ExceptionCode =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xml:id="id13" draw:id="id13" draw:layer="layout" svg:width="6.35cm" svg:height="1.27cm" svg:x="6.08cm" svg:y="17.475cm">
            <text:p text:style-name="P2"><text:span text:style-name="T1">ExceptionCode =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xml:id="id14" draw:id="id14" draw:layer="layout" svg:width="6.35cm" svg:height="1.27cm" svg:x="6.081cm" svg:y="22.557cm">
            <text:p text:style-name="P2"><text:span text:style-name="T1">ExceptionCode = 4, 5,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20" draw:text-style-name="P4" xml:id="id10" draw:id="id10" draw:layer="layout" svg:width="2.54cm" svg:height="1.27cm" svg:x="14.97cm" svg:y="25.095cm">
            <text:p text:style-name="P2"><text:span text:style-name="T1">Send Modbus</text:span></text:p>
            <text:p text:style-name="P2"><text:span text:style-name="T1">Response</text:span></text:p>
          </draw:rect>
          <draw:rect draw:style-name="gr20" draw:text-style-name="P3" xml:id="id15" draw:id="id15" draw:layer="layout" svg:width="2.54cm" svg:height="1.27cm" svg:x="2.37cm" svg:y="25.095cm">
            <text:p text:style-name="P2"><text:span text:style-name="T2">Send Modbus </text:span></text:p>
            <text:p text:style-name="P2"><text:span text:style-name="T2">Exception Response</text:span></text:p>
          </draw:rect>
          <draw:connector draw:style-name="gr15" draw:text-style-name="P2" draw:layer="layout" svg:x1="12.43cm" svg:y1="2.86cm" svg:x2="16.24cm" svg:y2="4.785cm" draw:start-shape="id1" draw:start-glue-point="1" draw:end-shape="id2" draw:end-glue-point="0" svg:d="M12430 2860h3810v1925">
            <text:p/>
          </draw:connector>
          <draw:connector draw:style-name="gr15" draw:text-style-name="P2" draw:layer="layout" svg:x1="16.24cm" svg:y1="6.055cm" svg:x2="16.24cm" svg:y2="7.315cm" draw:start-shape="id2" draw:start-glue-point="2" draw:end-shape="id3" draw:end-glue-point="4" svg:d="M16240 6055v1260">
            <text:p/>
          </draw:connector>
          <draw:connector draw:style-name="gr15" draw:text-style-name="P2" draw:layer="layout" svg:x1="16.24cm" svg:y1="11.011cm" svg:x2="16.24cm" svg:y2="12.395cm" draw:start-shape="id4" draw:start-glue-point="2" draw:end-shape="id5" draw:end-glue-point="4" svg:d="M16240 11011v1384">
            <text:p/>
          </draw:connector>
          <draw:connector draw:style-name="gr15" draw:text-style-name="P2" draw:layer="layout" svg:x1="16.24cm" svg:y1="13.665cm" svg:x2="16.241cm" svg:y2="14.986cm" draw:start-shape="id5" draw:start-glue-point="6" draw:end-shape="id6" draw:end-glue-point="0" svg:d="M16240 13665v661h1v660">
            <text:p/>
          </draw:connector>
          <draw:connector draw:style-name="gr15" draw:text-style-name="P2" draw:layer="layout" svg:x1="16.241cm" svg:y1="16.256cm" svg:x2="16.24cm" svg:y2="17.475cm" draw:start-shape="id6" draw:start-glue-point="2" draw:end-shape="id7" draw:end-glue-point="4" svg:d="M16241 16256v610h-1v609">
            <text:p/>
          </draw:connector>
          <draw:connector draw:style-name="gr15" draw:text-style-name="P2" draw:layer="layout" svg:x1="16.24cm" svg:y1="18.745cm" svg:x2="16.241cm" svg:y2="19.942cm" draw:start-shape="id7" draw:start-glue-point="6" draw:end-shape="id8" draw:end-glue-point="0" svg:d="M16240 18745v599h1v598">
            <text:p/>
          </draw:connector>
          <draw:connector draw:style-name="gr15" draw:text-style-name="P2" draw:layer="layout" svg:x1="16.241cm" svg:y1="21.212cm" svg:x2="16.24cm" svg:y2="22.555cm" draw:start-shape="id8" draw:start-glue-point="2" draw:end-shape="id9" draw:end-glue-point="4" svg:d="M16241 21212v672h-1v671">
            <text:p/>
          </draw:connector>
          <draw:connector draw:style-name="gr15" draw:text-style-name="P2" draw:layer="layout" svg:x1="16.24cm" svg:y1="23.825cm" svg:x2="16.24cm" svg:y2="25.095cm" draw:start-shape="id9" draw:start-glue-point="6" draw:end-shape="id10" draw:end-glue-point="0" svg:d="M16240 23825v1270">
            <text:p/>
          </draw:connector>
          <draw:connector draw:style-name="gr15" draw:text-style-name="P2" draw:layer="layout" svg:x1="15.605cm" svg:y1="7.95cm" svg:x2="12.43cm" svg:y2="7.95cm" draw:start-shape="id3" draw:start-glue-point="5" draw:end-shape="id11" draw:end-glue-point="1" svg:d="M15605 7950h-3175">
            <text:p/>
          </draw:connector>
          <draw:connector draw:style-name="gr15" draw:text-style-name="P2" draw:layer="layout" svg:x1="16.24cm" svg:y1="8.585cm" svg:x2="16.24cm" svg:y2="9.741cm" draw:start-shape="id3" draw:start-glue-point="6" draw:end-shape="id4" draw:end-glue-point="0" svg:d="M16240 8585v1156">
            <text:p/>
          </draw:connector>
          <draw:connector draw:style-name="gr15" draw:text-style-name="P2" draw:layer="layout" svg:x1="15.605cm" svg:y1="13.03cm" svg:x2="12.43cm" svg:y2="13.03cm" draw:start-shape="id5" draw:start-glue-point="5" draw:end-shape="id12" draw:end-glue-point="1" svg:d="M15605 13030h-3175">
            <text:p/>
          </draw:connector>
          <draw:connector draw:style-name="gr15" draw:text-style-name="P2" draw:layer="layout" svg:x1="15.605cm" svg:y1="18.11cm" svg:x2="12.43cm" svg:y2="18.11cm" draw:start-shape="id7" draw:start-glue-point="5" draw:end-shape="id13" draw:end-glue-point="1" svg:d="M15605 18110h-3175">
            <text:p/>
          </draw:connector>
          <draw:connector draw:style-name="gr15" draw:text-style-name="P2" draw:layer="layout" svg:x1="15.605cm" svg:y1="23.19cm" svg:x2="12.431cm" svg:y2="23.192cm" draw:start-shape="id9" draw:start-glue-point="5" draw:end-shape="id14" draw:end-glue-point="1" svg:d="M15605 23190h-1586v2h-1588">
            <text:p/>
          </draw:connector>
          <draw:connector draw:style-name="gr15" draw:text-style-name="P2" draw:layer="layout" svg:x1="6.081cm" svg:y1="23.192cm" svg:x2="3.64cm" svg:y2="25.095cm" draw:start-shape="id14" draw:start-glue-point="3" draw:end-shape="id15" draw:end-glue-point="0" svg:d="M6081 23192h-2441v1903">
            <text:p/>
          </draw:connector>
          <draw:connector draw:style-name="gr15" draw:text-style-name="P2" draw:layer="layout" svg:x1="6.08cm" svg:y1="7.95cm" svg:x2="3.64cm" svg:y2="25.095cm" draw:start-shape="id11" draw:start-glue-point="3" draw:end-shape="id15" draw:end-glue-point="0" svg:d="M6080 7950h-2440v17145">
            <text:p/>
          </draw:connector>
          <draw:connector draw:style-name="gr15" draw:text-style-name="P2" draw:layer="layout" svg:x1="6.08cm" svg:y1="13.03cm" svg:x2="3.64cm" svg:y2="25.095cm" draw:start-shape="id12" draw:start-glue-point="3" draw:end-shape="id15" draw:end-glue-point="0" svg:d="M6080 13030h-2440v12065">
            <text:p/>
          </draw:connector>
          <draw:connector draw:style-name="gr15" draw:text-style-name="P2" draw:layer="layout" svg:x1="6.08cm" svg:y1="18.11cm" svg:x2="3.64cm" svg:y2="25.095cm" draw:start-shape="id13" draw:start-glue-point="3" draw:end-shape="id15" draw:end-glue-point="0" svg:d="M6080 18110h-2440v6985">
            <text:p/>
          </draw:connector>
          <draw:connector draw:style-name="gr15" draw:text-style-name="P2" draw:layer="layout" draw:line-skew="0.769cm -3.862cm" svg:x1="3.64cm" svg:y1="26.365cm" svg:x2="6.08cm" svg:y2="2.86cm" draw:start-shape="id15" draw:start-glue-point="2" draw:end-shape="id1" draw:end-glue-point="3" svg:d="M3640 26365v1270h-2005v-24775h4445">
            <text:p/>
          </draw:connector>
          <draw:connector draw:style-name="gr15" draw:text-style-name="P2" draw:layer="layout" draw:line-skew="1.531cm -0.47cm" svg:x1="17.51cm" svg:y1="25.73cm" svg:x2="9.255cm" svg:y2="2.225cm" draw:start-shape="id10" draw:start-glue-point="1" draw:end-shape="id1" draw:end-glue-point="0" svg:d="M17510 25730h2032v-24476h-10287v971">
            <text:p/>
          </draw:connector>
          <draw:frame draw:style-name="gr1" draw:text-style-name="P5" draw:layer="layout" svg:width="1.27cm" svg:height="0.569cm" svg:x="16.24cm" svg:y="24.114cm">
            <draw:text-box>
              <text:p><text:span text:style-name="T3">[valid]</text:span></text:p>
            </draw:text-box>
          </draw:frame>
          <draw:frame draw:style-name="gr1" draw:text-style-name="P5" draw:layer="layout" svg:width="1.27cm" svg:height="0.569cm" svg:x="16.24cm" svg:y="8.747cm">
            <draw:text-box>
              <text:p><text:span text:style-name="T3">[valid]</text:span></text:p>
            </draw:text-box>
          </draw:frame>
          <draw:frame draw:style-name="gr1" draw:text-style-name="P5" draw:layer="layout" svg:width="1.27cm" svg:height="0.569cm" svg:x="16.24cm" svg:y="13.954cm">
            <draw:text-box>
              <text:p><text:span text:style-name="T3">[valid]</text:span></text:p>
            </draw:text-box>
          </draw:frame>
          <draw:frame draw:style-name="gr1" draw:text-style-name="P5" draw:layer="layout" svg:width="1.27cm" svg:height="0.569cm" svg:x="16.24cm" svg:y="18.907cm">
            <draw:text-box>
              <text:p><text:span text:style-name="T3">[valid]</text:span></text:p>
            </draw:text-box>
          </draw:frame>
          <draw:frame draw:style-name="gr21" draw:text-style-name="P6" draw:layer="layout" svg:width="1.59cm" svg:height="0.607cm" svg:x="13.573cm" svg:y="7.223cm">
            <draw:text-box>
              <text:p><text:span text:style-name="T4">[invalid]</text:span></text:p>
            </draw:text-box>
          </draw:frame>
          <draw:frame draw:style-name="gr21" draw:text-style-name="P6" draw:layer="layout" svg:width="1.59cm" svg:height="0.607cm" svg:x="13.507cm" svg:y="12.331cm">
            <draw:text-box>
              <text:p><text:span text:style-name="T4">[invalid]</text:span></text:p>
            </draw:text-box>
          </draw:frame>
          <draw:frame draw:style-name="gr21" draw:text-style-name="P6" draw:layer="layout" svg:width="1.59cm" svg:height="0.607cm" svg:x="13.473cm" svg:y="17.424cm">
            <draw:text-box>
              <text:p><text:span text:style-name="T4">[invalid]</text:span></text:p>
            </draw:text-box>
          </draw:frame>
          <draw:frame draw:style-name="gr21" draw:text-style-name="P6" draw:layer="layout" svg:width="1.59cm" svg:height="0.607cm" svg:x="13.573cm" svg:y="22.524cm">
            <draw:text-box>
              <text:p><text:span text:style-name="T4">[invalid]</text:span></text:p>
            </draw:text-box>
          </draw:frame>
          <draw:frame draw:style-name="gr22" draw:text-style-name="P7" draw:layer="layout" svg:width="3.491cm" svg:height="0.569cm" svg:x="15.732cm" svg:y="2.082cm">
            <draw:text-box>
              <text:p><text:span text:style-name="T5">[Receive MB Indication]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Groen</meta:initial-creator>
    <meta:creation-date>2022-09-24T14:36:30</meta:creation-date>
    <dc:date>2022-10-17T23:44:39</dc:date>
    <dc:creator>Peter Groen</dc:creator>
    <meta:editing-duration>PT1H3M7S</meta:editing-duration>
    <meta:editing-cycles>6</meta:editing-cycles>
    <meta:generator>OpenOffice/4.1.13$Unix OpenOffice.org_project/4113m1$Build-9810</meta:generator>
    <meta:document-statistic meta:object-count="78"/>
  </office:meta>
</office:document-meta>
</file>